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tyle="normal" officeooo:rsid="000dd2f7" officeooo:paragraph-rsid="000dd2f7" style:font-style-asian="normal" style:font-style-complex="normal"/>
    </style:style>
    <style:style style:name="P2" style:family="paragraph" style:parent-style-name="Standard">
      <style:text-properties fo:font-style="normal" officeooo:rsid="000dd2f7" officeooo:paragraph-rsid="003a0416" style:font-style-asian="normal" style:font-style-complex="normal"/>
    </style:style>
    <style:style style:name="P3" style:family="paragraph" style:parent-style-name="Standard">
      <style:text-properties fo:font-style="normal" officeooo:rsid="002d8adc" officeooo:paragraph-rsid="002d8adc" style:font-style-asian="normal" style:font-style-complex="normal"/>
    </style:style>
    <style:style style:name="P4" style:family="paragraph" style:parent-style-name="Standard">
      <style:text-properties fo:font-style="normal" officeooo:rsid="002dba3c" officeooo:paragraph-rsid="002dba3c" style:font-style-asian="normal" style:font-style-complex="normal"/>
    </style:style>
    <style:style style:name="P5" style:family="paragraph" style:parent-style-name="Standard">
      <style:text-properties fo:font-style="normal" officeooo:rsid="0031137d" officeooo:paragraph-rsid="0031137d" style:font-style-asian="normal" style:font-style-complex="normal"/>
    </style:style>
    <style:style style:name="P6" style:family="paragraph" style:parent-style-name="Standard">
      <style:text-properties fo:font-style="normal" officeooo:rsid="003a0416" officeooo:paragraph-rsid="003a0416" style:font-style-asian="normal" style:font-style-complex="normal"/>
    </style:style>
    <style:style style:name="P7" style:family="paragraph" style:parent-style-name="Standard">
      <style:text-properties fo:font-style="normal" officeooo:rsid="000f1735" officeooo:paragraph-rsid="003a0416" style:font-style-asian="normal" style:font-style-complex="normal"/>
    </style:style>
    <style:style style:name="P8" style:family="paragraph" style:parent-style-name="Standard">
      <style:text-properties fo:font-style="normal" fo:font-weight="bold" officeooo:rsid="003a0416" officeooo:paragraph-rsid="003a0416" style:font-style-asian="normal" style:font-weight-asian="bold" style:font-style-complex="normal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6pt" fo:font-style="normal" fo:font-weight="bold" officeooo:rsid="001c16c2" officeooo:paragraph-rsid="001c16c2" style:font-size-asian="16pt" style:font-style-asian="normal" style:font-weight-asian="bold" style:font-size-complex="16pt" style:font-style-complex="normal" style:font-weight-complex="bold"/>
    </style:style>
    <style:style style:name="P10" style:family="paragraph" style:parent-style-name="Standard">
      <style:text-properties officeooo:rsid="000ac612" officeooo:paragraph-rsid="000ac612"/>
    </style:style>
    <style:style style:name="P11" style:family="paragraph" style:parent-style-name="Standard">
      <style:text-properties fo:font-weight="bold" officeooo:rsid="000ac612" officeooo:paragraph-rsid="000ac612" style:font-weight-asian="bold" style:font-weight-complex="bold"/>
    </style:style>
    <style:style style:name="P12" style:family="paragraph" style:parent-style-name="Standard">
      <style:text-properties fo:font-weight="bold" officeooo:rsid="000c6720" officeooo:paragraph-rsid="000c6720" style:font-weight-asian="bold" style:font-weight-complex="bold"/>
    </style:style>
    <style:style style:name="P13" style:family="paragraph" style:parent-style-name="Standard">
      <style:text-properties fo:font-weight="bold" officeooo:rsid="000f1735" officeooo:paragraph-rsid="00307247" style:font-weight-asian="bold" style:font-weight-complex="bold"/>
    </style:style>
    <style:style style:name="P14" style:family="paragraph" style:parent-style-name="Standard">
      <style:text-properties fo:font-weight="bold" officeooo:rsid="0004751a" officeooo:paragraph-rsid="00337396" style:font-weight-asian="bold" style:font-weight-complex="bold"/>
    </style:style>
    <style:style style:name="P15" style:family="paragraph" style:parent-style-name="Standard">
      <style:text-properties fo:font-weight="bold" officeooo:rsid="0002ab6e" officeooo:paragraph-rsid="00337396" style:font-weight-asian="bold" style:font-weight-complex="bold"/>
    </style:style>
    <style:style style:name="P16" style:family="paragraph" style:parent-style-name="Standard">
      <style:text-properties officeooo:rsid="000c6720" officeooo:paragraph-rsid="000c6720"/>
    </style:style>
    <style:style style:name="P17" style:family="paragraph" style:parent-style-name="Standard">
      <style:paragraph-properties fo:text-align="start" style:justify-single-word="false"/>
      <style:text-properties fo:font-size="12pt" fo:font-style="normal" officeooo:rsid="000e12e7" officeooo:paragraph-rsid="000e12e7" style:font-size-asian="10.5pt" style:font-style-asian="normal" style:font-size-complex="12pt" style:font-style-complex="normal"/>
    </style:style>
    <style:style style:name="P18" style:family="paragraph" style:parent-style-name="Standard">
      <style:paragraph-properties fo:text-align="start" style:justify-single-word="false"/>
      <style:text-properties fo:font-size="12pt" fo:font-style="normal" officeooo:rsid="000e12e7" officeooo:paragraph-rsid="00307247" style:font-size-asian="10.5pt" style:font-style-asian="normal" style:font-size-complex="12pt" style:font-style-complex="normal"/>
    </style:style>
    <style:style style:name="P19" style:family="paragraph" style:parent-style-name="Standard">
      <style:paragraph-properties fo:text-align="start" style:justify-single-word="false"/>
      <style:text-properties fo:font-size="12pt" fo:font-style="normal" officeooo:rsid="000e12e7" officeooo:paragraph-rsid="0030fe08" style:font-size-asian="10.5pt" style:font-style-asian="normal" style:font-size-complex="12pt" style:font-style-complex="normal"/>
    </style:style>
    <style:style style:name="P20" style:family="paragraph" style:parent-style-name="Standard">
      <style:paragraph-properties fo:text-align="start" style:justify-single-word="false"/>
      <style:text-properties fo:font-size="12pt" fo:font-style="normal" officeooo:rsid="002627d8" officeooo:paragraph-rsid="002a026f" style:font-size-asian="10.5pt" style:font-style-asian="normal" style:font-size-complex="12pt" style:font-style-complex="normal"/>
    </style:style>
    <style:style style:name="P21" style:family="paragraph" style:parent-style-name="Standard">
      <style:paragraph-properties fo:text-align="start" style:justify-single-word="false"/>
      <style:text-properties fo:font-size="12pt" fo:font-style="normal" fo:font-weight="normal" officeooo:rsid="00178c5e" officeooo:paragraph-rsid="00178c5e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fo:font-style="normal" fo:font-weight="normal" officeooo:rsid="0017e649" officeooo:paragraph-rsid="0017e649" style:font-size-asian="10.5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2pt" fo:font-style="normal" fo:font-weight="normal" officeooo:rsid="0017e649" officeooo:paragraph-rsid="0030fe08" style:font-size-asian="10.5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start" style:justify-single-word="false"/>
      <style:text-properties fo:font-size="12pt" fo:font-style="normal" fo:font-weight="normal" officeooo:rsid="00198f90" officeooo:paragraph-rsid="00198f90" style:font-size-asian="10.5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fo:font-size="12pt" fo:font-style="normal" fo:font-weight="normal" officeooo:rsid="001c16c2" officeooo:paragraph-rsid="001c16c2" style:font-size-asian="10.5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fo:font-size="12pt" fo:font-style="normal" fo:font-weight="normal" officeooo:rsid="001c4dd0" officeooo:paragraph-rsid="001c4dd0" style:font-size-asian="10.5pt" style:font-style-asian="normal" style:font-weight-asian="normal" style:font-size-complex="12pt" style:font-style-complex="normal" style:font-weight-complex="normal"/>
    </style:style>
    <style:style style:name="P27" style:family="paragraph" style:parent-style-name="Standard">
      <style:paragraph-properties fo:text-align="start" style:justify-single-word="false"/>
      <style:text-properties fo:font-size="12pt" fo:font-style="normal" fo:font-weight="normal" officeooo:rsid="001c4dd0" officeooo:paragraph-rsid="0021e631" style:font-size-asian="10.5pt" style:font-style-asian="normal" style:font-weight-asian="normal" style:font-size-complex="12pt" style:font-style-complex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fo:font-size="12pt" fo:font-style="normal" fo:font-weight="normal" officeooo:rsid="001c6f90" officeooo:paragraph-rsid="001c6f90" style:font-size-asian="10.5pt" style:font-style-asian="normal" style:font-weight-asian="normal" style:font-size-complex="12pt" style:font-style-complex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fo:font-size="12pt" fo:font-style="normal" fo:font-weight="normal" officeooo:rsid="0021e631" officeooo:paragraph-rsid="0021e631" style:font-size-asian="10.5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font-size="12pt" fo:font-style="normal" fo:font-weight="normal" officeooo:rsid="002627d8" officeooo:paragraph-rsid="002627d8" style:font-size-asian="10.5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text-align="start" style:justify-single-word="false"/>
      <style:text-properties fo:font-size="12pt" fo:font-style="normal" fo:font-weight="normal" officeooo:rsid="0021ae00" officeooo:paragraph-rsid="0021ae00" style:font-size-asian="10.5pt" style:font-style-asian="normal" style:font-weight-asian="normal" style:font-size-complex="12pt" style:font-style-complex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fo:font-size="12pt" fo:font-style="normal" fo:font-weight="normal" officeooo:rsid="00110f5b" officeooo:paragraph-rsid="00307247" style:font-size-asian="10.5pt" style:font-style-asian="normal" style:font-weight-asian="normal" style:font-size-complex="12pt" style:font-style-complex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fo:font-size="12pt" fo:font-style="normal" fo:font-weight="normal" officeooo:rsid="00110f5b" officeooo:paragraph-rsid="003561a5" style:font-size-asian="10.5pt" style:font-style-asian="normal" style:font-weight-asian="normal" style:font-size-complex="12pt" style:font-style-complex="normal" style:font-weight-complex="normal"/>
    </style:style>
    <style:style style:name="P34" style:family="paragraph" style:parent-style-name="Standard">
      <style:paragraph-properties fo:text-align="start" style:justify-single-word="false"/>
      <style:text-properties fo:font-size="12pt" fo:font-style="normal" fo:font-weight="normal" officeooo:rsid="00110f5b" officeooo:paragraph-rsid="00365fd4" style:font-size-asian="10.5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style:text-properties fo:font-size="12pt" fo:font-style="normal" fo:font-weight="normal" officeooo:rsid="00110f5b" officeooo:paragraph-rsid="0030fe08" style:font-size-asian="10.5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style="normal" fo:font-weight="normal" officeooo:rsid="0029f688" officeooo:paragraph-rsid="002a026f" style:font-size-asian="10.5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style:paragraph-properties fo:text-align="start" style:justify-single-word="false"/>
      <style:text-properties fo:font-size="12pt" fo:font-style="normal" fo:font-weight="normal" officeooo:rsid="00337396" officeooo:paragraph-rsid="00337396" style:font-size-asian="10.5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style:text-properties fo:font-size="12pt" fo:font-style="normal" fo:font-weight="normal" officeooo:rsid="0034b28f" officeooo:paragraph-rsid="00365fd4" style:font-size-asian="10.5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style:text-properties fo:font-size="12pt" fo:font-style="normal" fo:font-weight="normal" officeooo:rsid="003561a5" officeooo:paragraph-rsid="00365fd4" style:font-size-asian="10.5pt" style:font-style-asian="normal" style:font-weight-asian="normal" style:font-size-complex="12pt" style:font-style-complex="normal" style:font-weight-complex="normal"/>
    </style:style>
    <style:style style:name="P40" style:family="paragraph" style:parent-style-name="Standard">
      <style:text-properties fo:font-size="12pt" fo:font-style="normal" fo:font-weight="normal" officeooo:rsid="003561a5" officeooo:paragraph-rsid="003711fe" style:font-size-asian="10.5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style:text-properties fo:font-size="12pt" fo:font-style="normal" fo:font-weight="normal" officeooo:rsid="003bf25a" officeooo:paragraph-rsid="003bf25a" style:font-size-asian="10.5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style:paragraph-properties fo:text-align="start" style:justify-single-word="false"/>
      <style:text-properties fo:font-size="12pt" fo:font-style="normal" fo:font-weight="normal" officeooo:rsid="003e6c7f" officeooo:paragraph-rsid="003e6c7f" style:font-size-asian="10.5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style:paragraph-properties fo:text-align="start" style:justify-single-word="false"/>
      <style:text-properties fo:font-size="12pt" fo:font-style="normal" fo:font-weight="normal" officeooo:rsid="003f0e8c" officeooo:paragraph-rsid="003f0e8c" style:font-size-asian="10.5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style:paragraph-properties fo:text-align="start" style:justify-single-word="false"/>
      <style:text-properties fo:font-size="12pt" fo:font-style="normal" fo:font-weight="normal" officeooo:rsid="0055673a" officeooo:paragraph-rsid="0055673a" style:font-size-asian="10.5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e12e7" officeooo:paragraph-rsid="001fb3d6" style:font-size-asian="10.5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1e631" officeooo:paragraph-rsid="0021e631" style:font-size-asian="10.5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1e631" officeooo:paragraph-rsid="00307247" style:font-size-asian="10.5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21e631" officeooo:paragraph-rsid="0030fe08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f104b" officeooo:paragraph-rsid="0021e631" style:font-size-asian="10.5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f104b" officeooo:paragraph-rsid="00307247" style:font-size-asian="10.5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0f1735" officeooo:paragraph-rsid="00307247" style:font-size-asian="10.5pt" style:font-style-asian="normal" style:font-weight-asian="normal" style:font-size-complex="12pt" style:font-style-complex="normal" style:font-weight-complex="normal"/>
    </style:style>
    <style:style style:name="P5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5608e" officeooo:paragraph-rsid="00365fd4" style:font-size-asian="10.5pt" style:font-style-asian="normal" style:font-weight-asian="normal" style:font-size-complex="12pt" style:font-style-complex="normal" style:font-weight-complex="normal"/>
    </style:style>
    <style:style style:name="P5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5608e" officeooo:paragraph-rsid="00307247" style:font-size-asian="10.5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40744" officeooo:paragraph-rsid="00540744" style:font-size-asian="10.5pt" style:font-style-asian="normal" style:font-weight-asian="normal" style:font-size-complex="12pt" style:font-style-complex="normal" style:font-weight-complex="normal"/>
    </style:style>
    <style:style style:name="P5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726c9" officeooo:paragraph-rsid="005726c9" style:font-size-asian="10.5pt" style:font-style-asian="normal" style:font-weight-asian="normal" style:font-size-complex="12pt" style:font-style-complex="normal" style:font-weight-complex="normal"/>
    </style:style>
    <style:style style:name="P5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7d415" officeooo:paragraph-rsid="0057d415" style:font-size-asian="10.5pt" style:font-style-asian="normal" style:font-weight-asian="normal" style:font-size-complex="12pt" style:font-style-complex="normal" style:font-weight-complex="normal"/>
    </style:style>
    <style:style style:name="P5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28a78" officeooo:paragraph-rsid="0057d415" style:font-size-asian="10.5pt" style:font-style-asian="normal" style:font-weight-asian="normal" style:font-size-complex="12pt" style:font-style-complex="normal" style:font-weight-complex="normal"/>
    </style:style>
    <style:style style:name="P58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430465" officeooo:paragraph-rsid="0057d415" style:font-size-asian="10.5pt" style:font-style-asian="normal" style:font-weight-asian="normal" style:font-size-complex="12pt" style:font-style-complex="normal" style:font-weight-complex="normal"/>
    </style:style>
    <style:style style:name="P59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41b7b" officeooo:paragraph-rsid="0058adf0" style:font-size-asian="10.5pt" style:font-style-asian="normal" style:font-weight-asian="normal" style:font-size-complex="12pt" style:font-style-complex="normal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8adf0" officeooo:paragraph-rsid="0058adf0" style:font-size-asian="10.5pt" style:font-style-asian="normal" style:font-weight-asian="normal" style:font-size-complex="12pt" style:font-style-complex="normal" style:font-weight-complex="normal"/>
    </style:style>
    <style:style style:name="P61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21e631" officeooo:paragraph-rsid="0021e631" style:font-size-asian="10.5pt" style:font-style-asian="normal" style:font-weight-asian="bold" style:font-size-complex="12pt" style:font-style-complex="normal" style:font-weight-complex="bold"/>
    </style:style>
    <style:style style:name="P62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21e631" officeooo:paragraph-rsid="00307247" style:font-size-asian="10.5pt" style:font-style-asian="normal" style:font-weight-asian="bold" style:font-size-complex="12pt" style:font-style-complex="normal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21e631" officeooo:paragraph-rsid="0030fe08" style:font-size-asian="10.5pt" style:font-style-asian="normal" style:font-weight-asian="bold" style:font-size-complex="12pt" style:font-style-complex="normal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1fb3d6" officeooo:paragraph-rsid="001fb3d6" style:font-size-asian="10.5pt" style:font-style-asian="normal" style:font-weight-asian="bold" style:font-size-complex="12pt" style:font-style-complex="normal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40a5be" officeooo:paragraph-rsid="0040a5be" style:font-size-asian="10.5pt" style:font-style-asian="normal" style:font-weight-asian="bold" style:font-size-complex="12pt" style:font-style-complex="normal" style:font-weight-complex="bold"/>
    </style:style>
    <style:style style:name="P66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178c5e" officeooo:paragraph-rsid="00178c5e" style:font-size-asian="10.5pt" style:font-style-asian="normal" style:font-weight-asian="normal" style:font-size-complex="12pt" style:font-style-complex="normal" style:font-weight-complex="normal"/>
    </style:style>
    <style:style style:name="P67" style:family="paragraph" style:parent-style-name="Standard">
      <style:paragraph-properties fo:text-align="start" style:justify-single-word="false"/>
      <style:text-properties fo:font-size="12pt" fo:font-style="normal" style:text-underline-style="solid" style:text-underline-width="auto" style:text-underline-color="font-color" fo:font-weight="normal" officeooo:rsid="0017e649" officeooo:paragraph-rsid="0017e649" style:font-size-asian="10.5pt" style:font-style-asian="normal" style:font-weight-asian="normal" style:font-size-complex="12pt" style:font-style-complex="normal" style:font-weight-complex="normal"/>
    </style:style>
    <style:style style:name="P68" style:family="paragraph" style:parent-style-name="Standard">
      <style:paragraph-properties fo:text-align="start" style:justify-single-word="false"/>
      <style:text-properties fo:font-size="12pt" fo:font-style="normal" fo:font-weight="bold" officeooo:rsid="00365fd4" officeooo:paragraph-rsid="00365fd4" style:font-size-asian="10.5pt" style:font-style-asian="normal" style:font-weight-asian="bold" style:font-size-complex="12pt" style:font-style-complex="normal" style:font-weight-complex="bold"/>
    </style:style>
    <style:style style:name="P69" style:family="paragraph" style:parent-style-name="Standard">
      <style:paragraph-properties fo:text-align="start" style:justify-single-word="false"/>
      <style:text-properties fo:font-size="12pt" fo:font-style="normal" fo:font-weight="bold" officeooo:rsid="0040a5be" officeooo:paragraph-rsid="0040a5be" style:font-size-asian="10.5pt" style:font-style-asian="normal" style:font-weight-asian="bold" style:font-size-complex="12pt" style:font-style-complex="normal" style:font-weight-complex="bold"/>
    </style:style>
    <style:style style:name="P70" style:family="paragraph" style:parent-style-name="Standard">
      <style:paragraph-properties fo:text-align="start" style:justify-single-word="false"/>
      <style:text-properties fo:font-size="12pt" fo:font-weight="normal" officeooo:rsid="0029f688" officeooo:paragraph-rsid="0029f688" style:font-size-asian="10.5pt" style:font-weight-asian="normal" style:font-size-complex="12pt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size="12pt" fo:font-weight="bold" officeooo:rsid="0040a5be" officeooo:paragraph-rsid="0040a5be" style:font-size-asian="10.5pt" style:font-weight-asian="bold" style:font-size-complex="12pt" style:font-weight-complex="bold"/>
    </style:style>
    <style:style style:name="P72" style:family="paragraph" style:parent-style-name="Standard">
      <style:text-properties fo:font-weight="normal" officeooo:rsid="000f8d5d" officeooo:paragraph-rsid="00307247" style:font-weight-asian="normal" style:font-weight-complex="normal"/>
    </style:style>
    <style:style style:name="P73" style:family="paragraph" style:parent-style-name="Standard">
      <style:text-properties fo:font-weight="normal" officeooo:rsid="00328a78" officeooo:paragraph-rsid="00337396" style:font-weight-asian="normal" style:font-weight-complex="normal"/>
    </style:style>
    <style:style style:name="P74" style:family="paragraph" style:parent-style-name="Standard">
      <style:paragraph-properties fo:text-align="start" style:justify-single-word="false"/>
      <style:text-properties fo:font-weight="normal" officeooo:rsid="0017e649" officeooo:paragraph-rsid="0017e649" style:font-weight-asian="normal" style:font-weight-complex="normal"/>
    </style:style>
    <style:style style:name="P75" style:family="paragraph" style:parent-style-name="Standard">
      <style:text-properties fo:font-weight="normal" officeooo:rsid="003711fe" officeooo:paragraph-rsid="003711fe" style:font-weight-asian="normal" style:font-weight-complex="normal"/>
    </style:style>
    <style:style style:name="P76" style:family="paragraph" style:parent-style-name="Standard">
      <style:text-properties officeooo:rsid="0009d20a" officeooo:paragraph-rsid="0030fe08"/>
    </style:style>
    <style:style style:name="P77" style:family="paragraph" style:parent-style-name="Standard">
      <style:text-properties officeooo:rsid="0002ab6e" officeooo:paragraph-rsid="00337396"/>
    </style:style>
    <style:style style:name="P78" style:family="paragraph" style:parent-style-name="Standard">
      <style:text-properties officeooo:rsid="00328a78" officeooo:paragraph-rsid="00328a78"/>
    </style:style>
    <style:style style:name="P79" style:family="paragraph" style:parent-style-name="Standard">
      <style:text-properties officeooo:rsid="00328a78" officeooo:paragraph-rsid="00365fd4"/>
    </style:style>
    <style:style style:name="P80" style:family="paragraph" style:parent-style-name="Standard">
      <style:text-properties officeooo:rsid="00328a78" officeooo:paragraph-rsid="003711fe"/>
    </style:style>
    <style:style style:name="P81" style:family="paragraph" style:parent-style-name="Standard">
      <style:text-properties fo:font-style="italic" officeooo:rsid="0002ab6e" officeooo:paragraph-rsid="00337396" style:font-style-asian="italic" style:font-style-complex="italic"/>
    </style:style>
    <style:style style:name="P82" style:family="paragraph" style:parent-style-name="Standard">
      <style:text-properties fo:font-style="italic" officeooo:rsid="0002ab6e" officeooo:paragraph-rsid="000ac612" style:font-style-asian="italic" style:font-style-complex="italic"/>
    </style:style>
    <style:style style:name="P83" style:family="paragraph" style:parent-style-name="Standard">
      <style:text-properties fo:font-style="italic" officeooo:rsid="00337396" officeooo:paragraph-rsid="00337396" style:font-style-asian="italic" style:font-style-complex="italic"/>
    </style:style>
    <style:style style:name="P84" style:family="paragraph" style:parent-style-name="Standard">
      <style:text-properties fo:font-size="10pt" officeooo:rsid="0002ab6e" officeooo:paragraph-rsid="00337396" style:font-size-asian="10pt" style:font-size-complex="10pt"/>
    </style:style>
    <style:style style:name="P85" style:family="paragraph" style:parent-style-name="Standard">
      <style:text-properties officeooo:rsid="00337396" officeooo:paragraph-rsid="00365fd4"/>
    </style:style>
    <style:style style:name="P86" style:family="paragraph" style:parent-style-name="Standard">
      <style:paragraph-properties fo:text-align="start" style:justify-single-word="false"/>
      <style:text-properties officeooo:paragraph-rsid="003e6c7f"/>
    </style:style>
    <style:style style:name="P87" style:family="paragraph" style:parent-style-name="Standard">
      <style:paragraph-properties fo:text-align="start" style:justify-single-word="false"/>
      <style:text-properties fo:font-size="14pt" fo:font-style="normal" style:text-underline-style="solid" style:text-underline-width="auto" style:text-underline-color="font-color" fo:font-weight="bold" officeooo:rsid="001c6f90" officeooo:paragraph-rsid="001c6f90" style:font-size-asian="14pt" style:font-style-asian="normal" style:font-weight-asian="bold" style:font-size-complex="14pt" style:font-style-complex="normal" style:font-weight-complex="bold"/>
    </style:style>
    <style:style style:name="P88" style:family="paragraph" style:parent-style-name="Standard">
      <style:text-properties officeooo:rsid="00341b7b" officeooo:paragraph-rsid="003711fe"/>
    </style:style>
    <style:style style:name="P89" style:family="paragraph" style:parent-style-name="Standard">
      <style:text-properties fo:color="#cc0000" officeooo:rsid="00328a78" officeooo:paragraph-rsid="00365fd4"/>
    </style:style>
    <style:style style:name="P90" style:family="paragraph" style:parent-style-name="Standard">
      <style:paragraph-properties fo:text-align="center" style:justify-single-word="false" fo:break-before="page"/>
      <style:text-properties fo:font-size="16pt" fo:font-style="normal" fo:font-weight="bold" officeooo:rsid="001c16c2" officeooo:paragraph-rsid="001c16c2" style:font-size-asian="16pt" style:font-style-asian="normal" style:font-weight-asian="bold" style:font-size-complex="16pt" style:font-style-complex="normal" style:font-weight-complex="bold"/>
    </style:style>
    <style:style style:name="P91" style:family="paragraph" style:parent-style-name="Standard">
      <style:paragraph-properties fo:text-align="start" style:justify-single-word="false" fo:break-before="page"/>
      <style:text-properties fo:font-size="14pt" fo:font-style="normal" style:text-underline-style="solid" style:text-underline-width="auto" style:text-underline-color="font-color" fo:font-weight="bold" officeooo:rsid="001c6f90" officeooo:paragraph-rsid="001c6f90" style:font-size-asian="14pt" style:font-style-asian="normal" style:font-weight-asian="bold" style:font-size-complex="14pt" style:font-style-complex="normal" style:font-weight-complex="bold"/>
    </style:style>
    <style:style style:name="P92" style:family="paragraph" style:parent-style-name="Standard">
      <style:paragraph-properties fo:text-align="start" style:justify-single-word="false" fo:break-before="page"/>
      <style:text-properties fo:font-size="14pt" style:text-underline-style="solid" style:text-underline-width="auto" style:text-underline-color="font-color" fo:font-weight="bold" officeooo:rsid="0029f688" officeooo:paragraph-rsid="0029f688" style:font-size-asian="14pt" style:font-weight-asian="bold" style:font-size-complex="14pt" style:font-weight-complex="bold"/>
    </style:style>
    <style:style style:name="P93" style:family="paragraph" style:parent-style-name="Standard">
      <style:paragraph-properties fo:break-before="page"/>
      <style:text-properties fo:font-style="normal" officeooo:rsid="000dd2f7" officeooo:paragraph-rsid="000dd2f7" style:font-style-asian="normal" style:font-style-complex="normal"/>
    </style:style>
    <style:style style:name="P94" style:family="paragraph" style:parent-style-name="Standard">
      <style:text-properties fo:font-size="12pt" fo:font-style="normal" fo:font-weight="normal" officeooo:rsid="0034b28f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95" style:family="paragraph" style:parent-style-name="Standard">
      <style:text-properties fo:font-size="12pt" fo:font-style="normal" fo:font-weight="normal" officeooo:rsid="003561a5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96" style:family="paragraph" style:parent-style-name="Standard">
      <style:text-properties fo:font-size="12pt" fo:font-style="normal" fo:font-weight="normal" officeooo:rsid="005c5fe5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97" style:family="paragraph" style:parent-style-name="Standard">
      <style:text-properties fo:font-size="12pt" fo:font-style="normal" fo:font-weight="normal" officeooo:rsid="003bf25a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98" style:family="paragraph" style:parent-style-name="Standard">
      <style:text-properties fo:font-size="12pt" fo:font-style="normal" fo:font-weight="normal" officeooo:rsid="003bf25a" officeooo:paragraph-rsid="005efab5" style:font-size-asian="10.5pt" style:font-style-asian="normal" style:font-weight-asian="normal" style:font-size-complex="12pt" style:font-style-complex="normal" style:font-weight-complex="normal"/>
    </style:style>
    <style:style style:name="P99" style:family="paragraph" style:parent-style-name="Standard">
      <style:text-properties fo:font-size="12pt" fo:font-style="normal" fo:font-weight="normal" officeooo:rsid="005dcd96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100" style:family="paragraph" style:parent-style-name="Standard">
      <style:text-properties fo:font-size="12pt" fo:font-style="normal" fo:font-weight="normal" officeooo:rsid="005dcd96" officeooo:paragraph-rsid="005efab5" style:font-size-asian="10.5pt" style:font-style-asian="normal" style:font-weight-asian="normal" style:font-size-complex="12pt" style:font-style-complex="normal" style:font-weight-complex="normal"/>
    </style:style>
    <style:style style:name="P101" style:family="paragraph" style:parent-style-name="Standard">
      <style:text-properties fo:font-size="12pt" fo:font-style="normal" fo:font-weight="normal" officeooo:rsid="005dcd96" officeooo:paragraph-rsid="005f779b" style:font-size-asian="10.5pt" style:font-style-asian="normal" style:font-weight-asian="normal" style:font-size-complex="12pt" style:font-style-complex="normal" style:font-weight-complex="normal"/>
    </style:style>
    <style:style style:name="P102" style:family="paragraph" style:parent-style-name="Standard">
      <style:paragraph-properties fo:text-align="start" style:justify-single-word="false"/>
      <style:text-properties fo:font-size="12pt" fo:font-style="normal" fo:font-weight="normal" officeooo:rsid="00178c5e" officeooo:paragraph-rsid="00178c5e" style:font-size-asian="10.5pt" style:font-style-asian="normal" style:font-weight-asian="normal" style:font-size-complex="12pt" style:font-style-complex="normal" style:font-weight-complex="normal"/>
    </style:style>
    <style:style style:name="P103" style:family="paragraph" style:parent-style-name="Standard">
      <style:paragraph-properties fo:text-align="start" style:justify-single-word="false"/>
      <style:text-properties fo:font-size="12pt" fo:font-style="normal" fo:font-weight="normal" officeooo:rsid="005f779b" officeooo:paragraph-rsid="005f779b" style:font-size-asian="10.5pt" style:font-style-asian="normal" style:font-weight-asian="normal" style:font-size-complex="12pt" style:font-style-complex="normal" style:font-weight-complex="normal"/>
    </style:style>
    <style:style style:name="P104" style:family="paragraph" style:parent-style-name="Standard">
      <style:text-properties fo:font-size="12pt" fo:font-style="normal" fo:font-weight="normal" officeooo:rsid="0034b28f" officeooo:paragraph-rsid="0034b28f" style:font-size-asian="12pt" style:font-style-asian="normal" style:font-weight-asian="normal" style:font-size-complex="12pt" style:font-style-complex="normal" style:font-weight-complex="normal"/>
    </style:style>
    <style:style style:name="P105" style:family="paragraph" style:parent-style-name="Standard">
      <style:text-properties fo:font-size="12pt" fo:font-style="normal" fo:font-weight="normal" officeooo:rsid="003561a5" officeooo:paragraph-rsid="003561a5" style:font-size-asian="12pt" style:font-style-asian="normal" style:font-weight-asian="normal" style:font-size-complex="12pt" style:font-style-complex="normal" style:font-weight-complex="normal"/>
    </style:style>
    <style:style style:name="P106" style:family="paragraph" style:parent-style-name="Standard">
      <style:text-properties fo:font-size="12pt" fo:font-style="normal" fo:font-weight="normal" officeooo:rsid="003561a5" officeooo:paragraph-rsid="005c5fe5" style:font-size-asian="12pt" style:font-style-asian="normal" style:font-weight-asian="normal" style:font-size-complex="12pt" style:font-style-complex="normal" style:font-weight-complex="normal"/>
    </style:style>
    <style:style style:name="P107" style:family="paragraph" style:parent-style-name="Standard">
      <style:text-properties fo:font-size="12pt" fo:font-style="normal" fo:font-weight="normal" officeooo:rsid="005c5fe5" officeooo:paragraph-rsid="005c5fe5" style:font-size-asian="12pt" style:font-style-asian="normal" style:font-weight-asian="normal" style:font-size-complex="12pt" style:font-style-complex="normal" style:font-weight-complex="normal"/>
    </style:style>
    <style:style style:name="P108" style:family="paragraph" style:parent-style-name="Standard">
      <style:text-properties fo:font-size="12pt" fo:font-style="normal" fo:font-weight="normal" officeooo:rsid="003bf25a" officeooo:paragraph-rsid="003bf25a" style:font-size-asian="12pt" style:font-style-asian="normal" style:font-weight-asian="normal" style:font-size-complex="12pt" style:font-style-complex="normal" style:font-weight-complex="normal"/>
    </style:style>
    <style:style style:name="P109" style:family="paragraph" style:parent-style-name="Standard">
      <style:text-properties fo:font-size="12pt" fo:font-style="normal" fo:font-weight="normal" officeooo:rsid="003bf25a" officeooo:paragraph-rsid="0051c30d" style:font-size-asian="12pt" style:font-style-asian="normal" style:font-weight-asian="normal" style:font-size-complex="12pt" style:font-style-complex="normal" style:font-weight-complex="normal"/>
    </style:style>
    <style:style style:name="P110" style:family="paragraph" style:parent-style-name="Standard">
      <style:text-properties fo:font-size="12pt" fo:font-style="normal" fo:font-weight="normal" officeooo:rsid="003bf25a" officeooo:paragraph-rsid="005c5fe5" style:font-size-asian="12pt" style:font-style-asian="normal" style:font-weight-asian="normal" style:font-size-complex="12pt" style:font-style-complex="normal" style:font-weight-complex="normal"/>
    </style:style>
    <style:style style:name="P111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8adf0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11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aaccd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113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28a78" officeooo:paragraph-rsid="0058adf0" style:font-size-asian="10.5pt" style:font-style-asian="normal" style:font-weight-asian="normal" style:font-size-complex="12pt" style:font-style-complex="normal" style:font-weight-complex="normal"/>
    </style:style>
    <style:style style:name="P114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bf25a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115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efab5" officeooo:paragraph-rsid="005efab5" style:font-size-asian="10.5pt" style:font-style-asian="normal" style:font-weight-asian="normal" style:font-size-complex="12pt" style:font-style-complex="normal" style:font-weight-complex="normal"/>
    </style:style>
    <style:style style:name="P116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34b28f" officeooo:paragraph-rsid="005aaccd" style:font-size-asian="10.5pt" style:font-style-asian="normal" style:font-weight-asian="normal" style:font-size-complex="12pt" style:font-style-complex="normal" style:font-weight-complex="normal"/>
    </style:style>
    <style:style style:name="P117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57d415" officeooo:paragraph-rsid="0057d415" style:font-size-asian="10.5pt" style:font-style-asian="normal" style:font-weight-asian="normal" style:font-size-complex="12pt" style:font-style-complex="normal" style:font-weight-complex="normal"/>
    </style:style>
    <style:style style:name="P118" style:family="paragraph" style:parent-style-name="Standard">
      <style:paragraph-properties fo:text-align="start" style:justify-single-word="false"/>
      <style:text-properties fo:font-size="12pt" fo:font-style="normal" style:text-underline-style="none" fo:font-weight="bold" officeooo:rsid="005726c9" officeooo:paragraph-rsid="005726c9" style:font-size-asian="10.5pt" style:font-style-asian="normal" style:font-weight-asian="bold" style:font-size-complex="12pt" style:font-style-complex="normal" style:font-weight-complex="bold"/>
    </style:style>
    <style:style style:name="P119" style:family="paragraph" style:parent-style-name="Standard">
      <style:text-properties fo:font-size="12pt" fo:font-style="normal" style:text-underline-style="solid" style:text-underline-width="auto" style:text-underline-color="font-color" fo:font-weight="normal" officeooo:rsid="003561a5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120" style:family="paragraph" style:parent-style-name="Standard">
      <style:text-properties fo:font-size="12pt" fo:font-style="normal" style:text-underline-style="solid" style:text-underline-width="auto" style:text-underline-color="font-color" fo:font-weight="normal" officeooo:rsid="005dcd96" officeooo:paragraph-rsid="005f779b" style:font-size-asian="10.5pt" style:font-style-asian="normal" style:font-weight-asian="normal" style:font-size-complex="12pt" style:font-style-complex="normal" style:font-weight-complex="normal"/>
    </style:style>
    <style:style style:name="P121" style:family="paragraph" style:parent-style-name="Standard">
      <style:text-properties fo:font-size="12pt" fo:font-style="normal" style:text-underline-style="solid" style:text-underline-width="auto" style:text-underline-color="font-color" fo:font-weight="normal" officeooo:rsid="003bf25a" officeooo:paragraph-rsid="005efab5" style:font-size-asian="10.5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>
      <style:text-properties fo:font-size="12pt" fo:font-style="normal" style:text-underline-style="solid" style:text-underline-width="auto" style:text-underline-color="font-color" fo:font-weight="normal" officeooo:rsid="003bf25a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>
      <style:text-properties fo:font-size="12pt" officeooo:rsid="00328a78" officeooo:paragraph-rsid="00328a78" style:font-size-asian="12pt" style:font-size-complex="12pt"/>
    </style:style>
    <style:style style:name="P124" style:family="paragraph" style:parent-style-name="Standard">
      <style:text-properties fo:font-size="12pt" officeooo:rsid="00328a78" officeooo:paragraph-rsid="005c5fe5" style:font-size-asian="12pt" style:font-size-complex="12pt"/>
    </style:style>
    <style:style style:name="P125" style:family="paragraph" style:parent-style-name="Standard">
      <style:text-properties fo:font-size="12pt" officeooo:rsid="00430465" officeooo:paragraph-rsid="00430465" style:font-size-asian="12pt" style:font-size-complex="12pt"/>
    </style:style>
    <style:style style:name="P126" style:family="paragraph" style:parent-style-name="Standard">
      <style:text-properties fo:font-size="12pt" officeooo:rsid="00341b7b" officeooo:paragraph-rsid="00341b7b" style:font-size-asian="12pt" style:font-size-complex="12pt"/>
    </style:style>
    <style:style style:name="P127" style:family="paragraph" style:parent-style-name="Standard">
      <style:text-properties fo:font-size="12pt" officeooo:rsid="005dcd96" officeooo:paragraph-rsid="005dcd96" style:font-size-asian="12pt" style:font-size-complex="12pt"/>
    </style:style>
    <style:style style:name="P128" style:family="paragraph" style:parent-style-name="Standard">
      <style:text-properties fo:font-size="12pt" officeooo:rsid="005c5fe5" officeooo:paragraph-rsid="005c5fe5" style:font-size-asian="12pt" style:font-size-complex="12pt"/>
    </style:style>
    <style:style style:name="P129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2627d8" officeooo:paragraph-rsid="002627d8" style:font-style-asian="normal" style:font-weight-asian="bold" style:font-style-complex="normal" style:font-weight-complex="bold"/>
    </style:style>
    <style:style style:name="P130" style:family="paragraph" style:parent-style-name="Standard">
      <style:text-properties fo:font-weight="bold" officeooo:rsid="00337396" officeooo:paragraph-rsid="00337396" style:font-weight-asian="bold" style:font-weight-complex="bold"/>
    </style:style>
    <style:style style:name="P131" style:family="paragraph" style:parent-style-name="Standard">
      <style:text-properties style:text-underline-style="solid" style:text-underline-width="auto" style:text-underline-color="font-color" officeooo:rsid="00328a78" officeooo:paragraph-rsid="0057d415"/>
    </style:style>
    <style:style style:name="P132" style:family="paragraph" style:parent-style-name="Standard">
      <style:text-properties style:text-underline-style="solid" style:text-underline-width="auto" style:text-underline-color="font-color" officeooo:rsid="00328a78" officeooo:paragraph-rsid="005dcd96"/>
    </style:style>
    <style:style style:name="P133" style:family="paragraph" style:parent-style-name="Standard">
      <style:text-properties style:text-underline-style="solid" style:text-underline-width="auto" style:text-underline-color="font-color" officeooo:rsid="00341b7b" officeooo:paragraph-rsid="005dcd96"/>
    </style:style>
    <style:style style:name="P134" style:family="paragraph" style:parent-style-name="Standard">
      <style:text-properties fo:color="#000000" fo:font-style="italic" officeooo:rsid="0002ab6e" officeooo:paragraph-rsid="00337396" style:font-style-asian="italic" style:font-style-complex="italic"/>
    </style:style>
    <style:style style:name="P135" style:family="paragraph" style:parent-style-name="Standard">
      <style:paragraph-properties fo:text-align="start" style:justify-single-word="false" fo:break-before="page"/>
      <style:text-properties fo:font-size="12pt" fo:font-style="normal" style:text-underline-style="none" fo:font-weight="bold" officeooo:rsid="005726c9" officeooo:paragraph-rsid="005726c9" style:font-size-asian="10.5pt" style:font-style-asian="normal" style:font-weight-asian="bold" style:font-size-complex="12pt" style:font-style-complex="normal" style:font-weight-complex="bold"/>
    </style:style>
    <style:style style:name="P136" style:family="paragraph" style:parent-style-name="Standard">
      <style:paragraph-properties fo:break-before="page"/>
      <style:text-properties fo:font-size="12pt" fo:font-style="normal" style:text-underline-style="solid" style:text-underline-width="auto" style:text-underline-color="font-color" fo:font-weight="normal" officeooo:rsid="0034b28f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137" style:family="paragraph" style:parent-style-name="Standard">
      <style:paragraph-properties fo:break-before="page"/>
      <style:text-properties fo:font-size="12pt" fo:font-style="normal" style:text-underline-style="solid" style:text-underline-width="auto" style:text-underline-color="font-color" fo:font-weight="normal" officeooo:rsid="003bf25a" officeooo:paragraph-rsid="005dcd96" style:font-size-asian="10.5pt" style:font-style-asian="normal" style:font-weight-asian="normal" style:font-size-complex="12pt" style:font-style-complex="normal" style:font-weight-complex="normal"/>
    </style:style>
    <style:style style:name="P138" style:family="paragraph" style:parent-style-name="Standard">
      <style:paragraph-properties fo:break-before="page"/>
      <style:text-properties fo:font-weight="bold" officeooo:rsid="00337396" officeooo:paragraph-rsid="00337396" style:font-weight-asian="bold" style:font-weight-complex="bold"/>
    </style:style>
    <style:style style:name="P139" style:family="paragraph" style:parent-style-name="Standard">
      <style:paragraph-properties fo:text-align="start" style:justify-single-word="false" fo:break-before="page"/>
      <style:text-properties fo:font-style="normal" style:text-underline-style="solid" style:text-underline-width="auto" style:text-underline-color="font-color" fo:font-weight="bold" officeooo:rsid="002627d8" officeooo:paragraph-rsid="002627d8" style:font-style-asian="normal" style:font-weight-asian="bold" style:font-style-complex="normal" style:font-weight-complex="bold"/>
    </style:style>
    <style:style style:name="T1" style:family="text">
      <style:text-properties officeooo:rsid="0004751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0a5be" style:font-weight-asian="bold" style:font-weight-complex="bold"/>
    </style:style>
    <style:style style:name="T4" style:family="text">
      <style:text-properties fo:font-weight="bold" officeooo:rsid="005f779b" style:font-weight-asian="bold" style:font-weight-complex="bold"/>
    </style:style>
    <style:style style:name="T5" style:family="text">
      <style:text-properties fo:font-weight="bold" officeooo:rsid="005c5fe5" style:font-weight-asian="bold" style:font-weight-complex="bold"/>
    </style:style>
    <style:style style:name="T6" style:family="text">
      <style:text-properties fo:font-weight="bold" officeooo:rsid="005efab5" style:font-weight-asian="bold" style:font-weight-complex="bold"/>
    </style:style>
    <style:style style:name="T7" style:family="text">
      <style:text-properties officeooo:rsid="000f1735"/>
    </style:style>
    <style:style style:name="T8" style:family="text">
      <style:text-properties officeooo:rsid="000f8d5d"/>
    </style:style>
    <style:style style:name="T9" style:family="text">
      <style:text-properties officeooo:rsid="00114857"/>
    </style:style>
    <style:style style:name="T10" style:family="text">
      <style:text-properties fo:font-style="normal" officeooo:rsid="00170685" style:font-style-asian="normal" style:font-style-complex="normal"/>
    </style:style>
    <style:style style:name="T11" style:family="text">
      <style:text-properties fo:font-style="normal" officeooo:rsid="00337396" style:font-style-asian="normal" style:font-style-complex="normal"/>
    </style:style>
    <style:style style:name="T12" style:family="text">
      <style:text-properties officeooo:rsid="00198f90"/>
    </style:style>
    <style:style style:name="T13" style:family="text">
      <style:text-properties officeooo:rsid="001a52aa"/>
    </style:style>
    <style:style style:name="T14" style:family="text">
      <style:text-properties officeooo:rsid="001c16c2"/>
    </style:style>
    <style:style style:name="T15" style:family="text">
      <style:text-properties officeooo:rsid="0021e631"/>
    </style:style>
    <style:style style:name="T16" style:family="text">
      <style:text-properties officeooo:rsid="002627d8"/>
    </style:style>
    <style:style style:name="T17" style:family="text">
      <style:text-properties officeooo:rsid="002b211b"/>
    </style:style>
    <style:style style:name="T18" style:family="text">
      <style:text-properties officeooo:rsid="002dba3c"/>
    </style:style>
    <style:style style:name="T19" style:family="text">
      <style:text-properties fo:font-size="12pt" fo:font-style="normal" fo:font-weight="normal" officeooo:rsid="003e6c7f" style:font-size-asian="10.5pt" style:font-style-asian="normal" style:font-weight-asian="normal" style:font-size-complex="12pt" style:font-style-complex="normal" style:font-weight-complex="normal"/>
    </style:style>
    <style:style style:name="T20" style:family="text">
      <style:text-properties fo:font-size="12pt" fo:font-style="normal" fo:font-weight="normal" officeooo:rsid="005dcd96" style:font-size-asian="10.5pt" style:font-style-asian="normal" style:font-weight-asian="normal" style:font-size-complex="12pt" style:font-style-complex="normal" style:font-weight-complex="normal"/>
    </style:style>
    <style:style style:name="T21" style:family="text">
      <style:text-properties officeooo:rsid="00307247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fo:font-weight="normal" officeooo:rsid="002a026f" style:font-weight-asian="normal" style:font-weight-complex="normal"/>
    </style:style>
    <style:style style:name="T24" style:family="text">
      <style:text-properties fo:font-weight="normal" officeooo:rsid="002720ed" style:font-weight-asian="normal" style:font-weight-complex="normal"/>
    </style:style>
    <style:style style:name="T25" style:family="text">
      <style:text-properties fo:font-weight="normal" officeooo:rsid="0029f688" style:font-weight-asian="normal" style:font-weight-complex="normal"/>
    </style:style>
    <style:style style:name="T26" style:family="text">
      <style:text-properties officeooo:rsid="0030fe08"/>
    </style:style>
    <style:style style:name="T27" style:family="text">
      <style:text-properties officeooo:rsid="00337396"/>
    </style:style>
    <style:style style:name="T28" style:family="text">
      <style:text-properties officeooo:rsid="00341b7b"/>
    </style:style>
    <style:style style:name="T29" style:family="text">
      <style:text-properties officeooo:rsid="003561a5"/>
    </style:style>
    <style:style style:name="T30" style:family="text">
      <style:text-properties officeooo:rsid="00365fd4"/>
    </style:style>
    <style:style style:name="T31" style:family="text">
      <style:text-properties officeooo:rsid="003711fe"/>
    </style:style>
    <style:style style:name="T32" style:family="text">
      <style:text-properties officeooo:rsid="0038ea46"/>
    </style:style>
    <style:style style:name="T33" style:family="text">
      <style:text-properties officeooo:rsid="003a0416"/>
    </style:style>
    <style:style style:name="T34" style:family="text">
      <style:text-properties officeooo:rsid="003f0e8c"/>
    </style:style>
    <style:style style:name="T35" style:family="text">
      <style:text-properties officeooo:rsid="0040a5be"/>
    </style:style>
    <style:style style:name="T36" style:family="text">
      <style:text-properties officeooo:rsid="00430465"/>
    </style:style>
    <style:style style:name="T37" style:family="text">
      <style:text-properties officeooo:rsid="0051c30d"/>
    </style:style>
    <style:style style:name="T38" style:family="text">
      <style:text-properties officeooo:rsid="0055f6c5"/>
    </style:style>
    <style:style style:name="T39" style:family="text">
      <style:text-properties fo:font-style="italic" style:font-style-asian="italic" style:font-style-complex="italic"/>
    </style:style>
    <style:style style:name="T40" style:family="text">
      <style:text-properties fo:font-style="italic" officeooo:rsid="0055f6c5" style:font-style-asian="italic" style:font-style-complex="italic"/>
    </style:style>
    <style:style style:name="T41" style:family="text">
      <style:text-properties style:text-underline-style="solid" style:text-underline-width="auto" style:text-underline-color="font-color"/>
    </style:style>
    <style:style style:name="T42" style:family="text">
      <style:text-properties officeooo:rsid="0057212b"/>
    </style:style>
    <style:style style:name="T43" style:family="text">
      <style:text-properties officeooo:rsid="0058adf0"/>
    </style:style>
    <style:style style:name="T44" style:family="text">
      <style:text-properties officeooo:rsid="005aaccd"/>
    </style:style>
    <style:style style:name="T45" style:family="text">
      <style:text-properties officeooo:rsid="005c5fe5"/>
    </style:style>
    <style:style style:name="T46" style:family="text">
      <style:text-properties officeooo:rsid="005dcd96"/>
    </style:style>
    <style:style style:name="T47" style:family="text">
      <style:text-properties officeooo:rsid="005efab5"/>
    </style:style>
    <style:style style:name="T48" style:family="text">
      <style:text-properties fo:font-size="14pt" style:font-size-asian="14pt" style:font-size-complex="14pt"/>
    </style:style>
    <style:style style:name="T49" style:family="text">
      <style:text-properties officeooo:rsid="005f779b"/>
    </style:style>
    <style:style style:name="T50" style:family="text">
      <style:text-properties officeooo:rsid="00618ce8"/>
    </style:style>
    <style:style style:name="T51" style:family="text">
      <style:text-properties officeooo:rsid="0062b90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0">Testy systemu logowania i zgłaszania błędów</text:p>
      <text:p text:style-name="P9"/>
      <text:p text:style-name="P25"/>
      <text:p text:style-name="P25">W systemie można wyróżnić trzy <text:span text:style-name="T16">podstawowe,</text:span> <text:span text:style-name="T16">niezwiązane ze sobą funkcjonalności</text:span>:</text:p>
      <text:p text:style-name="P25">1. rejestracja logów (logs),</text:p>
      <text:p text:style-name="P25">2. rejestracja błędów (crash reports),</text:p>
      <text:p text:style-name="P25">3. wysyłanie informacji o błędach.</text:p>
      <text:p text:style-name="P14"/>
      <text:p text:style-name="P75"><text:span text:style-name="T32">Pierwsza</text:span> funkcjonalnoś<text:span text:style-name="T32">ć</text:span> działa w sposób niewidoczny dla użytkownika. <text:span text:style-name="T32">Jej</text:span> testowanie <text:span text:style-name="T50">oparte jest</text:span> na przetestowaniu wierzchniej warstwy implementacji. W <text:span text:style-name="T32">dwóch pozostałych przypadkach użytkownik zostaje poinformowany o wystąpieniu błędu. Dlatego jednocześnie testuje się w nich działanie interfejsu graficznego.</text:span></text:p>
      <text:p text:style-name="P14"/>
      <text:p text:style-name="P14"><text:span text:style-name="T29">P</text:span>odstawowe przypadki użycia</text:p>
      <text:p text:style-name="P15"/>
      <text:p text:style-name="P73"><text:span text:style-name="T27">W</text:span>yróżni<text:span text:style-name="T27">a się</text:span> trzy podst<text:span text:style-name="T51">a</text:span>wowe sposoby użycia systemu:</text:p>
      <text:p text:style-name="P15"/>
      <text:p text:style-name="P77"><text:span text:style-name="T27">A</text:span>. Użytkownik chce wczytać zapisany sygnał.</text:p>
      <text:p text:style-name="P77"/>
      <text:p text:style-name="P81"><text:span text:style-name="T21">$</text:span> svarog <text:span text:style-name="T10">(tryb offline)</text:span></text:p>
      <text:p text:style-name="P77"/>
      <text:p text:style-name="P77"><text:span text:style-name="T27">B</text:span>. Użytkownik chce uruchomić wybrany scenariusz <text:span text:style-name="T1">bez analizowania sygnału</text:span>.</text:p>
      <text:p text:style-name="P77"/>
      <text:p text:style-name="P81"><text:span text:style-name="T21">$</text:span> obci gui</text:p>
      <text:p text:style-name="P77"/>
      <text:p text:style-name="P77"><text:span text:style-name="T27">C</text:span>. Użytkownik chce uruchomić scenariusz i analizować sygnał online.</text:p>
      <text:p text:style-name="P84"/>
      <text:p text:style-name="P134"><text:span text:style-name="T21">$</text:span> svarog &amp; obci gui <text:span text:style-name="T10">(załadowanie scenariusza eksperymentu z poziomu </text:span><text:span text:style-name="T11">S</text:span><text:span text:style-name="T10">varog-a)</text:span></text:p>
      <text:p text:style-name="P83">lub</text:p>
      <text:p text:style-name="P83">$ obci gui &amp; svarog (uruchomienie scenariusza i podłączenie do niego Svarog-a)</text:p>
      <text:p text:style-name="P37"/>
      <text:p text:style-name="P44">Scenariusze oparte, na przypadku B lub C <text:span text:style-name="T41">nie są</text:span> uzna<text:span text:style-name="T42">wane</text:span> za zakończon<text:span text:style-name="T38">e </text:span>dopóki nie zostanie wykonana komenda <text:span text:style-name="T40">$ </text:span><text:span text:style-name="T39">obci srv_kill</text:span>.</text:p>
      <text:p text:style-name="P44"><text:s/></text:p>
      <text:p text:style-name="P37">P<text:span text:style-name="T32">owyższe przypadki</text:span> są wplecione w poszczególne scenariusze testowe.</text:p>
      <text:p text:style-name="P87"/>
      <text:p text:style-name="P91">1. Rejestracja logów</text:p>
      <text:p text:style-name="P28"/>
      <text:p text:style-name="P65">Specyfikajca</text:p>
      <text:p text:style-name="P25">Logi zapisywane są w folderze ~/.obci/logs</text:p>
      <text:p text:style-name="P31">Przy każdym uruchomieniu obci_server tworzony jest nowy folder w ~/.obci/logs. <text:span text:style-name="T18">W folderze tworzony jest plik bazodanowy sqlite z logami obci_server-a. Ponadto, dla każdego uruchomionego </text:span>w obci<text:span text:style-name="T14"> eksperymentu tworzony jest w tym folderze plik bazodanowy. </text:span>W<text:span text:style-name="T14"> plikach zapisywane są informacje o działaniu systemu. Jeżeli jednocześnie uruchomiony został </text:span>S<text:span text:style-name="T14">varog, </text:span>wtedy <text:span text:style-name="T14">w tym samym folderze, w pliku svarog.logs.sqlite zapisywane </text:span>są<text:span text:style-name="T14"> informacje o działaniu systemu Svarog. Po zamknięciu obci_server (obci srv_kill)</text:span> <text:span text:style-name="T14">scalona zawartość wszystkich wygenerowanych plików jest dopisywana do pliku ~/.obci/logs/logs.sqlite, a nowy folder usuwany razem z całą zawartością.</text:span></text:p>
      <text:p text:style-name="P31"/>
      <text:p text:style-name="P29">Jeżeli po zamknięciu obci_server Svarog pozostanie uruchomiony, kolejne logi będą zapisywane w pliku ~/.obci/logs/svarog.log. <text:span text:style-name="T21">Te informacje nie zostaną dodane do pliku logs.sqlite po zamknięciu Svaroga.</text:span></text:p>
      <text:p text:style-name="P27"/>
      <text:p text:style-name="P26">Jeżeli Svarog został uruchomiony samodzielnie <text:span text:style-name="T15">(bez obci_server)</text:span>, logi będą zapisywane w pliku ~/.obci/<text:span text:style-name="T15">logs/svarog.log. Wtedy, uruchomienie obci_server spowoduje wygenerowanie nowego folderu, w którym nie będą zapisywane informacje ze Svaroga (Svarog cały czas będzie zapisywał swoje logi w ~/.obci/logs/svarog.log). Po zamknięciu obci_server scalone logi zostaną dopisane do pliku ~/.obci/logs/logs.sqlite bez uwzględnienia logów ze Svaroga (tzn. bez uwzględnienia części informacji z przeprowadzonego eksperymentu, które w tym czasie były zapisywane w ~/.obci/logs/svarog.log).</text:span></text:p>
      <text:p text:style-name="P26"/>
      <text:p text:style-name="P51">Logi są zapisywane w <text:span text:style-name="T9">formacie</text:span> sqlite. Można je przeglądać, np. <text:span text:style-name="T8">p</text:span>rogramem sqliteman.</text:p>
      <text:p text:style-name="P54">Kiedy obci_server nie jest uruchomiony logi ze Svarog-a zapisywane są w formacie tekstowym.</text:p>
      <text:p text:style-name="P51"/>
      <text:p text:style-name="P64">Cel testów</text:p>
      <text:p text:style-name="P45">Weryfikacja poprawności <text:span text:style-name="T15">rejestracji logów na podstawie powyższego opisu.</text:span></text:p>
      <text:p text:style-name="P45"/>
      <text:p text:style-name="P61">Założenia początkowe</text:p>
      <text:p text:style-name="P46">Testy przeprowadzane są na komputerze z systemem Ubuntu16.04, z zainstalowanymi pakietami obci i Svarog.</text:p>
      <text:p text:style-name="P46"/>
      <text:p text:style-name="P61">Kryterium akcpetacji testów</text:p>
      <text:p text:style-name="P49">- przejście wszystkich testów jednostkowych</text:p>
      <text:p text:style-name="P49">- zawartości folderu ~/.obci/logs po przeprowadzeniu testów zgodna z oczekiwaniami.</text:p>
      <text:p text:style-name="P130"/>
      <text:p text:style-name="P130"/>
      <text:p text:style-name="P138">Scenariusze testowe</text:p>
      <text:p text:style-name="P78"/>
      <text:p text:style-name="P123"><text:a xlink:type="simple" xlink:href="#11"><text:span text:style-name="T35">1.</text:span></text:a><text:a xlink:type="simple" xlink:href="#11">1 Test rejestracji logów Svarog-a uruchomionego samodzielnie.</text:a></text:p>
      <text:p text:style-name="P123"><text:a xlink:type="simple" xlink:href="#12"><text:span text:style-name="T35">1.</text:span></text:a><text:a xlink:type="simple" xlink:href="#12">2 Test rejestracji logów obci_</text:a><text:a xlink:type="simple" xlink:href="#12"><text:span text:style-name="T36">srv</text:span></text:a><text:a xlink:type="simple" xlink:href="#12">.</text:a></text:p>
      <text:p text:style-name="P125"><text:a xlink:type="simple" xlink:href="#13">1.3 Test rejestracji logów obci </text:a><text:a xlink:type="simple" xlink:href="#13"><text:span text:style-name="T45">gui</text:span></text:a><text:a xlink:type="simple" xlink:href="#13">.</text:a></text:p>
      <text:p text:style-name="P126"><text:a xlink:type="simple" xlink:href="#14"><text:span text:style-name="T35">1.4</text:span></text:a><text:a xlink:type="simple" xlink:href="#14"> Test rejestracji logów po podpięciu Svarog-a pod uruchomiony scenariusz </text:a><text:a xlink:type="simple" xlink:href="#14"><text:span text:style-name="T45">w obci gui</text:span></text:a></text:p>
      <text:p text:style-name="P124"><text:a xlink:type="simple" xlink:href="#15"><text:span text:style-name="T35">1.5</text:span></text:a><text:a xlink:type="simple" xlink:href="#15"> Test </text:a><text:a xlink:type="simple" xlink:href="#15"><text:span text:style-name="T28">rejestracji logów po uruchomieniu scenariusza z poziomu Svarog-a</text:span></text:a></text:p>
      <text:p text:style-name="P123"/>
      <text:p text:style-name="P127">Kolejne testy zakładają, że efekty kolejnych kroków scenariuszy 1.4 i 1.5 były identyczne.</text:p>
      <text:p text:style-name="P128"><text:span text:style-name="T46">W</text:span>tedy <text:span text:style-name="T46">k</text:span>olejne scenariusza – uruchomienie obci gui, scenariusza Dummy amplifier I Svaroga. Następnie: <text:span text:style-name="T46">W dalszej części nie rozpatruje się przypadku uruchamiania Svarog-a bez obci_srv.</text:span></text:p>
      <text:p text:style-name="P127">Jeżeli przewidywanym przypadkiem użycia jest uruchamianie Svarog-a bez obci_srv (w trybie offline) należy zaprojektować dla niego oddzielny zestaw testów.</text:p>
      <text:p text:style-name="P128"/>
      <text:p text:style-name="P123"><text:a xlink:type="simple" xlink:href="#16"><text:span text:style-name="T35">1.6</text:span></text:a><text:a xlink:type="simple" xlink:href="#16"> Test </text:a><text:a xlink:type="simple" xlink:href="#16"><text:span text:style-name="T28">rejestracji</text:span></text:a><text:a xlink:type="simple" xlink:href="#16"> logów po wyłączeniu obci_</text:a><text:a xlink:type="simple" xlink:href="#16"><text:span text:style-name="T45">gui</text:span></text:a></text:p>
      <text:p text:style-name="P104"><text:a xlink:type="simple" xlink:href="#17"><text:span text:style-name="T35">1.7</text:span></text:a><text:a xlink:type="simple" xlink:href="#17"> Test rejestracji </text:a><text:a xlink:type="simple" xlink:href="#17"><text:span text:style-name="T29">logów po wyłączeniu i ponownym włączeniu Svaroga.</text:span></text:a></text:p>
      <text:p text:style-name="P105"><text:a xlink:type="simple" xlink:href="#18"><text:span text:style-name="T35">1.8</text:span></text:a><text:a xlink:type="simple" xlink:href="#18"> Test rejestracj logów po wyłączeniu i ponownym włączeniu obci </text:a><text:a xlink:type="simple" xlink:href="#18"><text:span text:style-name="T45">gui</text:span></text:a></text:p>
      <text:p text:style-name="P107"><text:a xlink:type="simple" xlink:href="#19">1.</text:a><text:a xlink:type="simple" xlink:href="#19"><text:span text:style-name="T46">9</text:span></text:a><text:a xlink:type="simple" xlink:href="#19"> Test rejestracji logów </text:a><text:a xlink:type="simple" xlink:href="#19"><text:span text:style-name="T47">z dwóch eksperymentów uruchomionych jeden po drugim</text:span></text:a></text:p>
      <text:p text:style-name="P108"><text:a xlink:type="simple" xlink:href="#110"><text:span text:style-name="T35">1.</text:span></text:a><text:a xlink:type="simple" xlink:href="#110">1</text:a><text:a xlink:type="simple" xlink:href="#110"><text:span text:style-name="T47">0</text:span></text:a><text:a xlink:type="simple" xlink:href="#110"> Test rejestracji logów z </text:a><text:a xlink:type="simple" xlink:href="#110"><text:span text:style-name="T47">dwóch</text:span></text:a><text:a xlink:type="simple" xlink:href="#110"> </text:a><text:a xlink:type="simple" xlink:href="#110"><text:span text:style-name="T37">eksperymentów uruchomionych jednocześnie</text:span></text:a></text:p>
      <text:p text:style-name="P109"><text:a xlink:type="simple" xlink:href="#111"><text:span text:style-name="T35">1.</text:span></text:a><text:a xlink:type="simple" xlink:href="#111">1</text:a><text:a xlink:type="simple" xlink:href="#111"><text:span text:style-name="T47">1</text:span></text:a><text:a xlink:type="simple" xlink:href="#111"> Test rejestracji logów z </text:a><text:a xlink:type="simple" xlink:href="#111"><text:span text:style-name="T37">dwóch</text:span></text:a><text:a xlink:type="simple" xlink:href="#111"> </text:a><text:a xlink:type="simple" xlink:href="#111"><text:span text:style-name="T37">eksperymentów uruchomionych jeden po drugim. Jeden uruchomiony z poziomu obci gui, drugi z poziomu Svarog-a.</text:span></text:a></text:p>
      <text:p text:style-name="P109"><text:a xlink:type="simple" xlink:href="#112"><text:span text:style-name="T35">1.</text:span></text:a><text:a xlink:type="simple" xlink:href="#112">1</text:a><text:a xlink:type="simple" xlink:href="#112"><text:span text:style-name="T47">2</text:span></text:a><text:a xlink:type="simple" xlink:href="#112"> Test rejestracji logów z </text:a><text:a xlink:type="simple" xlink:href="#112"><text:span text:style-name="T37">dwóch</text:span></text:a><text:a xlink:type="simple" xlink:href="#112"> </text:a><text:a xlink:type="simple" xlink:href="#112"><text:span text:style-name="T37">eksperymentów uruchomionych jednocześnie. Jeden uruchomiony z poziomu obci, drugi z poziomu Svaroga.</text:span></text:a></text:p>
      <text:p text:style-name="P106"><text:a xlink:type="simple" xlink:href="#113"><text:span text:style-name="T35">1.13</text:span></text:a><text:a xlink:type="simple" xlink:href="#113"> Test rejestracji logów dla długiego eksperymentu </text:a><text:a xlink:type="simple" xlink:href="#113"><text:span text:style-name="T30">(~16 h)</text:span></text:a><text:a xlink:type="simple" xlink:href="#113">.</text:a></text:p>
      <text:p text:style-name="P110"/>
      <text:p text:style-name="P32">Po wykonaniu <text:span text:style-name="T9">każdego </text:span>scenariusza należy przejrzeć zawartość katalogu ~/.obci/<text:span text:style-name="T9">logs</text:span>. Porównać ją z oczekiwanym rezultatem. <text:span text:style-name="T28">Przed uruchomieniem kolejnego scenariusza należy usunąć zawartość katalogu ~/.obci/logs.</text:span></text:p>
      <text:p text:style-name="P53"/>
      <text:p text:style-name="P118"/>
      <text:p text:style-name="P135">Podstawowe <text:span text:style-name="T46">etapy</text:span> <text:span text:style-name="T44">poszczególnych </text:span>scenariusz<text:span text:style-name="T44">y</text:span> testowych:</text:p>
      <text:p text:style-name="P55"/>
      <text:p text:style-name="P131"><text:bookmark text:name="11"/><text:span text:style-name="T3">1.</text:span><text:span text:style-name="T2">1</text:span> Test rejestracji logów Svaroga uruchomionego samodzielnie.</text:p>
      <text:p text:style-name="P57"/>
      <text:p text:style-name="P56">A. Uruchom Svarog-a i wczytaj sygnał testowy</text:p>
      <text:p text:style-name="P56">B. Sprawdź zawartość katalogu ~/.obci/logs</text:p>
      <text:p text:style-name="P56">C. Zamknij Svarog-a</text:p>
      <text:p text:style-name="P56">D. Sprawdź zawartość katalogu ~/.obci/logs</text:p>
      <text:p text:style-name="P56"/>
      <text:p text:style-name="P131"><text:bookmark text:name="12"/><text:span text:style-name="T3">1.</text:span><text:span text:style-name="T2">2</text:span> Test rejestracji logów obci_<text:span text:style-name="T36">srv</text:span>.</text:p>
      <text:p text:style-name="P58"/>
      <text:p text:style-name="P56">A. Uruchom obci <text:span text:style-name="T43">gui</text:span></text:p>
      <text:p text:style-name="P56">B. Sprawdź zawartość katalogu ~/.obci/logs</text:p>
      <text:p text:style-name="P56">C. Zamknij obci <text:span text:style-name="T43">gui</text:span> <text:span text:style-name="T43">i</text:span> obci_sr<text:span text:style-name="T43">v</text:span></text:p>
      <text:p text:style-name="P56">D. <text:span text:style-name="T43">Sprawdź zawartość katalogu ~/.obci/logs</text:span></text:p>
      <text:p text:style-name="P58"/>
      <text:p text:style-name="P131"><text:bookmark text:name="13"/><text:span text:style-name="T3">1.3</text:span> Test rejestracji logów obci <text:span text:style-name="T49">gui</text:span></text:p>
      <text:p text:style-name="P131"/>
      <text:p text:style-name="P56">A. Uruchom obci <text:span text:style-name="T43">gui</text:span> <text:span text:style-name="T43">oraz</text:span> scenariusz Dummy amplifier</text:p>
      <text:p text:style-name="P56">B. Sprawdź zawartość katalogu ~/.obci/logs</text:p>
      <text:p text:style-name="P56">C. Przerwij scenariusz Dummy amplifier, zamknij obci <text:span text:style-name="T43">gui I obci_srv</text:span></text:p>
      <text:p text:style-name="P56"><text:span text:style-name="T43">D</text:span>. Sprawdź zawartość katalogu ~/.obci/logs</text:p>
      <text:p text:style-name="P56"/>
      <text:p text:style-name="P133"><text:bookmark text:name="14"/><text:span text:style-name="T4">1.4</text:span> Test rejestracji logów po podpięciu Svarog-a pod uruchomiony <text:span text:style-name="T45">w obci gui scenariusz</text:span></text:p>
      <text:p text:style-name="P111"/>
      <text:p text:style-name="P111">A. Uruchom obci gui oraz scenariusz Dummy Amplifier</text:p>
      <text:p text:style-name="P111">B. Uruchom Svarog-a ze scenariuszem Dummy amplifier</text:p>
      <text:p text:style-name="P112">C. Sprawdź zawartość katalogu ~/.obci/logs</text:p>
      <text:p text:style-name="P112">D. Zamknij Svarog-a, obci gui I obci_srv</text:p>
      <text:p text:style-name="P112">E. Sprawdź zawartość katalogu ~/.obci/logs</text:p>
      <text:p text:style-name="P111"/>
      <text:p text:style-name="P132"><text:bookmark text:name="15"/><text:span text:style-name="T3">1.5</text:span> Test <text:span text:style-name="T28">rejestracji logów po uruchomieniu scenariusza z poziomu Svarog-a</text:span></text:p>
      <text:p text:style-name="P59"/>
      <text:p text:style-name="P60">A. Uruchom obci gui</text:p>
      <text:p text:style-name="P60">B. Uruchom Svaroga ze scenariuszem Dummy amplifier</text:p>
      <text:p text:style-name="P60">C. Sprawdź zawartość katalogu ~/.obci/logs</text:p>
      <text:p text:style-name="P60">D. Zamknij Svaroga, obci gui i obci_srv</text:p>
      <text:p text:style-name="P60">E. Sprawdź zawartość katalogu ~/.obci/logs</text:p>
      <text:p text:style-name="P113"/>
      <text:p text:style-name="P132"><text:bookmark text:name="16"/><text:span text:style-name="T3">1.6</text:span> Test <text:span text:style-name="T28">rejestracji</text:span> logów po wyłączeniu obci_<text:span text:style-name="T45">gui</text:span></text:p>
      <text:p text:style-name="P99"/>
      <text:p text:style-name="P99">A. Uruchom obci gui oraz scenariusz Dummy amplifier</text:p>
      <text:p text:style-name="P99">B. Uruchom Svarog-a ze scenariuszem Dummy amplifier</text:p>
      <text:p text:style-name="P99">C. Wyłącz obci gui</text:p>
      <text:p text:style-name="P99">D. Sprawdź zawartość katalogu ~/.obci/logs (gdzie loguje Svarog)</text:p>
      <text:p text:style-name="P99">E. Zamknij Svarog-a oraz obci_srv</text:p>
      <text:p text:style-name="P99">F. Sprawdź zawartość katalogu ~/.obci/logs</text:p>
      <text:p text:style-name="P99"/>
      <text:p text:style-name="P94"/>
      <text:p text:style-name="P136"><text:bookmark text:name="17"/><text:span text:style-name="T3">1.7</text:span> Test rejestracji <text:span text:style-name="T29">logów po wyłączeniu i ponownym włączeniu Svaroga.</text:span></text:p>
      <text:p text:style-name="P94"/>
      <text:p text:style-name="P99">A. Uruchom obci gui oraz scenariusz Dummy amplifier</text:p>
      <text:p text:style-name="P99">B. Uruchom Svarog-a ze scenariuszem Dummy amplifier</text:p>
      <text:p text:style-name="P99">C. Wyłącz Svarog-a</text:p>
      <text:p text:style-name="P99">D. Sprawdź zawartość katalogu ~/.obci/logs</text:p>
      <text:p text:style-name="P99">E. Włącz Svarog-a ze scenariuszem Dummy amplifier</text:p>
      <text:p text:style-name="P99">F. Sprawdź zawartość katalogu ~/.obci/logs</text:p>
      <text:p text:style-name="P99">G. Zamknij Svarog-a, obci gui, obci_srv</text:p>
      <text:p text:style-name="P99">H. Sprawdź zawartość katalogu ~/.obci/logs</text:p>
      <text:p text:style-name="P94"/>
      <text:p text:style-name="P119"><text:bookmark text:name="18"/><text:span text:style-name="T3">1.8</text:span> Test rejestracj logów po wyłączeniu i ponownym włączeniu obci <text:span text:style-name="T45">gui</text:span></text:p>
      <text:p text:style-name="P96"/>
      <text:p text:style-name="P99">A. Uruchom obci gui oraz scenariusz Dummy amplifier</text:p>
      <text:p text:style-name="P99">B. Uruchom Svarog-a ze scenariuszem Dummy amplifier</text:p>
      <text:p text:style-name="P99">C. Wyłącz obci gui</text:p>
      <text:p text:style-name="P99">D. Sprawdź zawartość katalogu ~/.obci/logs (gdzie loguje Svarog)</text:p>
      <text:p text:style-name="P99">E. Włącz obci gui oraz scenariusz Dummy amplifier</text:p>
      <text:p text:style-name="P99">F. Sprawdź zawartość katalogu ~/.obci/logs</text:p>
      <text:p text:style-name="P99">G. Wyłącz Svarog-a, obci gui, obci_src.</text:p>
      <text:p text:style-name="P101">F. Sprawdź zawartość katalogu ~/.obci/logs</text:p>
      <text:p text:style-name="P101"/>
      <text:p text:style-name="P120"><text:bookmark text:name="19"/><text:span text:style-name="T5">1.9</text:span><text:span text:style-name="T45"> Test rejestracji logów z dwóch eksperymentów uruchomionych jeden po drugim</text:span></text:p>
      <text:p text:style-name="P98"/>
      <text:p text:style-name="P99">A. Uruchom obci gui oraz scenariusz Dummy amplifier</text:p>
      <text:p text:style-name="P99">B. Uruchom Svarog-a ze scenariuszem Dummy amplifier</text:p>
      <text:p text:style-name="P99">C. Wyłącz Svarog-a</text:p>
      <text:p text:style-name="P99">D. Wyłącz obci gui</text:p>
      <text:p text:style-name="P99">E. Sprawdź zawartość katalogu ~/.obci/logs</text:p>
      <text:p text:style-name="P99">F. Uruchom obci gui oraz scenariusz Dummy amplifier</text:p>
      <text:p text:style-name="P99">E. Włącz Svarog-a ze scenariuszem Dummy amplifier</text:p>
      <text:p text:style-name="P99">F. Sprawdź zawartość katalogu ~/.obci/logs</text:p>
      <text:p text:style-name="P99">G. Zamknij Svarog-a, obci gui, obci_srv</text:p>
      <text:p text:style-name="P99">H. Sprawdź zawartość katalogu ~/.obci/logs</text:p>
      <text:p text:style-name="P99"/>
      <text:p text:style-name="P121"><text:bookmark text:name="110"/><text:span text:style-name="T3">1.</text:span><text:span text:style-name="T2">1</text:span><text:span text:style-name="T6">0</text:span> Test rejestracji logów z <text:span text:style-name="T47">dwóch</text:span> <text:span text:style-name="T37">eksperymentów uruchomionych jednocześnie</text:span></text:p>
      <text:p text:style-name="P98"/>
      <text:p text:style-name="P100">A. Uruchom obci gui oraz scenariusz Dummy amplifier</text:p>
      <text:p text:style-name="P100">B. Uruchom Svarog-a ze scenariuszem Dummy amplifier</text:p>
      <text:p text:style-name="P100"><text:span text:style-name="T47">C</text:span>. Uruchom obci gui oraz scenariusz <text:span text:style-name="T47">Random</text:span> amplifier</text:p>
      <text:p text:style-name="P100"><text:span text:style-name="T47">D</text:span>. Uruchom Svarog-a ze scenariuszem <text:span text:style-name="T47">Random</text:span> amplifier</text:p>
      <text:p text:style-name="P100">E. Sprawdź zawartość katalogu ~/.obci/logs</text:p>
      <text:p text:style-name="P100">E. <text:span text:style-name="T47">Zamknij</text:span> <text:span text:style-name="T47">obci gui i </text:span>Svarog-a</text:p>
      <text:p text:style-name="P100">F. Sprawdź zawartość katalogu ~/.obci/logs</text:p>
      <text:p text:style-name="P100">G. Zamknij obci_srv</text:p>
      <text:p text:style-name="P100">H. Sprawdź zawartość katalogu ~/.obci/logs</text:p>
      <text:p text:style-name="P100"/>
      <text:p text:style-name="P122"/>
      <text:p text:style-name="P137"><text:bookmark text:name="111"/><text:span text:style-name="T3">1.</text:span><text:span text:style-name="T2">1</text:span><text:span text:style-name="T6">1</text:span> Test rejestracji logów z <text:span text:style-name="T37">dwóch</text:span> <text:span text:style-name="T37">eksperymentów uruchomionych jeden po drugim. Jeden uruchomiony z poziomu obci gui, drugi z poziomu Svarog-a.</text:span></text:p>
      <text:p text:style-name="P97"/>
      <text:p text:style-name="P100">A. Uruchom obci gui oraz scenariusz Dummy amplifier</text:p>
      <text:p text:style-name="P100">B. Uruchom Svarog-a ze scenariuszem Dummy amplifier</text:p>
      <text:p text:style-name="P100"><text:span text:style-name="T47">C</text:span>. <text:span text:style-name="T47">Zamknij scenariusz Dummy amplifier w Svarog-u</text:span></text:p>
      <text:p text:style-name="P100"><text:span text:style-name="T47">D</text:span>. <text:span text:style-name="T47">Zatrzymaj scenariusz Dummy amplifier w obci gui</text:span></text:p>
      <text:p text:style-name="P100"><text:span text:style-name="T47">E</text:span>. Uruchom <text:span text:style-name="T47">w Svarog-u</text:span> scenariusz <text:span text:style-name="T47">Random</text:span> amplifier</text:p>
      <text:p text:style-name="P100">F. Sprawdź zawartość katalogu ~/.obci/logs</text:p>
      <text:p text:style-name="P100">E. <text:span text:style-name="T47">Zamknij</text:span> <text:span text:style-name="T47">Svarog-a, obci gui I obci_src</text:span></text:p>
      <text:p text:style-name="P100">F. Sprawdź zawartość katalogu ~/.obci/logs</text:p>
      <text:p text:style-name="P100"/>
      <text:p text:style-name="P122"><text:bookmark text:name="112"/><text:span text:style-name="T3">1.</text:span><text:span text:style-name="T2">1</text:span><text:span text:style-name="T6">2</text:span> Test rejestracji logów z <text:span text:style-name="T37">dwóch</text:span> <text:span text:style-name="T37">eksperymentów uruchomionych jednocześnie. Jeden uruchomiony z poziomu obci, drugi z poziomu Svaroga.</text:span></text:p>
      <text:p text:style-name="P95"/>
      <text:p text:style-name="P100">A. Uruchom obci gui oraz scenariusz Dummy amplifier</text:p>
      <text:p text:style-name="P100">B. Uruchom Svarog-a ze scenariuszem Dummy amplifier</text:p>
      <text:p text:style-name="P100"><text:span text:style-name="T47">E</text:span>. Uruchom <text:span text:style-name="T47">w Svarog-u</text:span> scenariusz <text:span text:style-name="T47">Random</text:span> amplifier</text:p>
      <text:p text:style-name="P100">F. Sprawdź zawartość katalogu ~/.obci/logs</text:p>
      <text:p text:style-name="P100">E. <text:span text:style-name="T47">Zamknij</text:span> <text:span text:style-name="T47">Svarog-a, obci gui I obci_src</text:span></text:p>
      <text:p text:style-name="P100">F. Sprawdź zawartość katalogu ~/.obci/logs</text:p>
      <text:p text:style-name="P100"/>
      <text:p text:style-name="P119"><text:bookmark text:name="113"/><text:span text:style-name="T3">1.13</text:span> Test rejestracji logów dla długiego eksperymentu <text:span text:style-name="T30">(~16 h)</text:span>.</text:p>
      <text:p text:style-name="P114"/>
      <text:p text:style-name="P100">A. Uruchom obci gui oraz scenariusz Dummy amplifier</text:p>
      <text:p text:style-name="P100">B. Uruchom Svarog-a ze scenariuszem Dummy amplifier</text:p>
      <text:p text:style-name="P115">C. Po ~16h sprawdź zawartość katalogu ~/.obci/logs</text:p>
      <text:p text:style-name="P115">D. Zamknij Svarog-a, obci gui, obci_srv</text:p>
      <text:p text:style-name="P115">E. Sprawdź zawartość katalogu ~/.obci/logs</text:p>
      <text:p text:style-name="P115"/>
      <text:p text:style-name="P116"/>
      <text:p text:style-name="P129"/>
      <text:p text:style-name="P139"><text:span text:style-name="T48">2. Rejestracja błędów</text:span></text:p>
      <text:p text:style-name="P30"/>
      <text:p text:style-name="P69">Specyfikacja</text:p>
      <text:p text:style-name="P20"><text:span text:style-name="T23">B</text:span><text:span text:style-name="T22">ł</text:span><text:span text:style-name="T23">ą</text:span><text:span text:style-name="T22">d powoduje wygenerowanie raportu (tzw. “crash report”). </text:span><text:span text:style-name="T23">Raport jest generowany z pliku logs.sqlite. Zawiera pełną informacja o eksperymencie, podczas którego błąd wystąpił (z dokładnością do logów z samodzielnie uruchomionego Svarog-a). Składany jest w formacie JSON i u</text:span><text:span text:style-name="T22">mieszczany w folderze ~/.obci/crash_reports. </text:span><text:span text:style-name="T24">U</text:span><text:span text:style-name="T22">żytkownik informowany jest o wystąpieniu błędu </text:span><text:span text:style-name="T25">i pytany o zgodę na przesłanie raportu do Sentry (dedykowanego serwera). Odmowa użytkownika pozostawia folder ~/.obci/logs bez zmian.</text:span></text:p>
      <text:p text:style-name="P36"/>
      <text:p text:style-name="P17"><text:span text:style-name="T2">Cel<text:line-break/></text:span>Weryfikacja poprawności <text:span text:style-name="T26">rejestracji raportów na podstawie powyższego opisu.</text:span></text:p>
      <text:p text:style-name="P17"/>
      <text:p text:style-name="P62">Założenia początkowe</text:p>
      <text:p text:style-name="P47">Testy przeprowadzane są na komputerze z systemem Ubuntu16.04, z zainstalowanymi pakietami obci i Svarog. <text:span text:style-name="T21">Warunkiem koniecznym wygenerowania “crash report” jest pojawienie się błędu. Dlatego na potrzeby testowania systemu zapisywania błędów należy przyjąć zestaw błędów, które generowane będą celowo. </text:span></text:p>
      <text:p text:style-name="P18"/>
      <text:p text:style-name="P13">Kryterium akceptacji testów</text:p>
      <text:p text:style-name="P72"><text:span text:style-name="T21">- p</text:span>rzejście wszystkich testów jednostkowych.</text:p>
      <text:p text:style-name="P50">- zawartości folderu ~/.obci/<text:span text:style-name="T21">crash_reports</text:span> po przeprowadzeniu testów zgodna z oczekiwaniami.</text:p>
      <text:p text:style-name="P35"/>
      <text:p text:style-name="P33">Po wykonaniu <text:span text:style-name="T9">każdego </text:span>scenariusza należy przejrzeć zawartość katalogu ~/.obci/<text:span text:style-name="T26">crash_reports</text:span>. Porównać ją z oczekiwanym rezultatem. <text:s/><text:span text:style-name="T28">Przed uruchomieniem kolejnego scenariusza należy usunąć zawartość katalogu ~/.obci</text:span></text:p>
      <text:p text:style-name="P74"/>
      <text:p text:style-name="P22">Przy przeprowadzaniu testów użytkownik za każdym razem odrzuca wysyłanie raportu (testując jednocześnie scenariusz odrzucania crash reportu)</text:p>
      <text:p text:style-name="P21"/>
      <text:p text:style-name="P103">Weryfikowana jest zupełność raportu (komplet logów)</text:p>
      <text:p text:style-name="P103"/>
      <text:p text:style-name="P68">Scenariusze testowe</text:p>
      <text:p text:style-name="P21"/>
      <text:p text:style-name="P79"><text:span text:style-name="T35">2.</text:span>1 Test <text:span text:style-name="T30">generowania raportu z błędu w</text:span> Svarog-<text:span text:style-name="T30">u</text:span>. <text:span text:style-name="T30">Svarog</text:span> uruchomion<text:span text:style-name="T30">y</text:span> samodzielnie.</text:p>
      <text:p text:style-name="P79"/>
      <text:p text:style-name="P79">$ svarog</text:p>
      <text:p text:style-name="P79"/>
      <text:p text:style-name="P79"><text:span text:style-name="T35">2.</text:span>2 Test <text:span text:style-name="T30">generowania raportu z blędu w obci</text:span>. <text:span text:style-name="T30">Obci uruchomione samodzielnie.</text:span></text:p>
      <text:p text:style-name="P79"/>
      <text:p text:style-name="P79">$ obci gui</text:p>
      <text:p text:style-name="P79"/>
      <text:p text:style-name="P89"><text:span text:style-name="T35">2.</text:span>3 Test <text:span text:style-name="T30">generowania raportu z błędu w Svarog-u po uruchomieniu scenariusza z poziomu Svarog-a</text:span></text:p>
      <text:p text:style-name="P85"/>
      <text:p text:style-name="P79">$ svarog &amp; obci gui</text:p>
      <text:p text:style-name="P79"/>
      <text:p text:style-name="P88"><text:span text:style-name="T35">2.</text:span>4 Test <text:span text:style-name="T31">generowania raportu z błędu w obci</text:span> po <text:span text:style-name="T31">uruchomieniu scenariusza z poziomu Svarog-a</text:span></text:p>
      <text:p text:style-name="P80"/>
      <text:p text:style-name="P80">$ svarog &amp; obci gui</text:p>
      <text:p text:style-name="P80"/>
      <text:p text:style-name="P88"><text:span text:style-name="T35">2.5</text:span> Test <text:span text:style-name="T31">generowania raportu z błędu w Svarog-u </text:span><text:s/>po podpięciu Svarog-a pod uruchomiony scenariusz</text:p>
      <text:p text:style-name="P80"><text:soft-page-break/></text:p>
      <text:p text:style-name="P80">$ obci gui <text:span text:style-name="T28">&amp; svarog</text:span></text:p>
      <text:p text:style-name="P88"><text:span text:style-name="T35">2.6</text:span> Test <text:span text:style-name="T31">generowania raportu z błędu w obci </text:span>po podpięciu Svarog-a pod uruchomiony scenariusz</text:p>
      <text:p text:style-name="P80"/>
      <text:p text:style-name="P80">$ obci gui <text:span text:style-name="T28">&amp; svarog</text:span></text:p>
      <text:p text:style-name="P40"/>
      <text:p text:style-name="P39"><text:span text:style-name="T35">2.7</text:span> Test <text:span text:style-name="T31">generowania raportu z błędu w obci</text:span> dla długiego eksperymentu <text:span text:style-name="T30">(~2-8? h)</text:span>.</text:p>
      <text:p text:style-name="P39"/>
      <text:p text:style-name="P41"><text:span text:style-name="T35">2.8</text:span> Test generowania raportu z błędu w obci po kilku wywołańach obci_srv i Svarog-a. </text:p>
      <text:p text:style-name="P38"/>
      <text:p text:style-name="P34">Po wykonaniu <text:span text:style-name="T9">każdego </text:span>scenariusza należy przejrzeć zawartość katalogu ~/.obci/<text:span text:style-name="T9">logs</text:span>. Porównać ją z oczekiwanym rezultatem. <text:span text:style-name="T28">Przed uruchomieniem kolejnego scenariusza należy usunąć zawartość katalogu ~/.obci</text:span></text:p>
      <text:p text:style-name="P52"/>
      <text:p text:style-name="P66">Ad. 1</text:p>
      <text:p text:style-name="P22">Uruchom Svaroga</text:p>
      <text:p text:style-name="P22">Wywołaj błąd w Svarog-u <text:span text:style-name="T13">(propozycja – odświeżenie listy z eksperymentami bez włączonego obci)</text:span></text:p>
      <text:p text:style-name="P22">Zamknij Svaroga</text:p>
      <text:p text:style-name="P22">Przejrzyj logi i crash reports</text:p>
      <text:p text:style-name="P67"/>
      <text:p text:style-name="P67">Ad.2 </text:p>
      <text:p text:style-name="P22">Uruchom obci</text:p>
      <text:p text:style-name="P22">Wywołaj błąd w obci</text:p>
      <text:p text:style-name="P22">Zamknij obci</text:p>
      <text:p text:style-name="P22">Przejrzyj logi i crash reports</text:p>
      <text:p text:style-name="P21"/>
      <text:p text:style-name="P22">Ad.3<text:span text:style-name="T12">a</text:span></text:p>
      <text:p text:style-name="P23">Uruchom obci</text:p>
      <text:p text:style-name="P24">Uruchom Svarog-a</text:p>
      <text:p text:style-name="P24">Wybierz sygnał</text:p>
      <text:p text:style-name="P24">Wywołaj błąd w działającym obci</text:p>
      <text:p text:style-name="P24">Zamknij wszystko</text:p>
      <text:p text:style-name="P24">Przejrzyj logi</text:p>
      <text:p text:style-name="P24"/>
      <text:p text:style-name="P42">obci:</text:p>
      <text:p text:style-name="P42">Błędny parametr - </text:p>
      <text:p text:style-name="P42"/>
      <text:p text:style-name="P86"><text:span text:style-name="T19">svarog</text:span><text:span text:style-name="Source_20_Text">http</text:span></text:p>
      <text:p text:style-name="P42"/>
      <text:p text:style-name="P42">offline – <text:span text:style-name="T34">zmiana uprawnień do pliku</text:span></text:p>
      <text:p text:style-name="P43">online - </text:p>
      <text:p text:style-name="P92">3. Wysyłanie informacji o błędach</text:p>
      <text:p text:style-name="P70"/>
      <text:p text:style-name="P71">Specyfikacja</text:p>
      <text:p text:style-name="P70">Po wystąpieniu błędu raport umieszczany jest w folderze ~/.obci/crash_reports. <text:span text:style-name="T17">Następnie</text:span> wyświetlane jest okno dialogowe z informacją o wystąpieniu błędu i pytaniem o pozwolenie na przesłanie raportu do Sentry. Jeżeli użytkownik odmówi raport pozostaje w katalogu ~/.obci/crash_reports. Jeżeli folder ~/.obci/crash_reports nie jest pusty <text:span text:style-name="T17">okno dialogowe</text:span> jest <text:span text:style-name="T17">ponownie wyświetlane po upływie</text:span> … Jeżeli użytkownik zezwoli na wysłanie, raport <text:span text:style-name="T18">zostaje uzupełniony o opcjonalne informacje wprowadzone przez użytkownika (mail i komunikat), a następnie</text:span> zostaje przeniesiony do folderu ~/.obci/crash_reports_to_send. <text:span text:style-name="T17">Po pomyślnym wysłaniu</text:span> raport zostani<text:span text:style-name="T17">e </text:span>usunięty z komputera użytkownika. Jeżeli z jakiegoś powodu nie można wysłać raportu (np. brak połączenia z internetem lub odmowa serwera) raport pozostaje w folderze ~/.obci/crash_reports_to_send. <text:span text:style-name="T17">Po upływie … / po … próbach raport zostaje przeniesiony do folderu ~/.obci/crash_reports_send_failed, a system przestaje podejmować próby wysłania.</text:span> <text:s/></text:p>
      <text:p text:style-name="P70"/>
      <text:p text:style-name="P12">Cel</text:p>
      <text:p text:style-name="P16">Weryfikacja poprawności działania mechanizmu <text:span text:style-name="T7">przesyłania</text:span> błędów <text:span text:style-name="T26">na podstawie powyższego opisu</text:span>.</text:p>
      <text:p text:style-name="P19"/>
      <text:p text:style-name="P63">Założenia początkowe</text:p>
      <text:p text:style-name="P48">Testy przeprowadzane są na komputerze z systemem Ubuntu16.04, z zainstalowanymi pakietami obci i Svarog. <text:span text:style-name="T21">Warunkiem koniecznym wygenerowania “crash report” jest pojawienie się błędu. Dlatego na potrzeby testowania systemu zapisywania błędów należy przyjąć zestaw błędów, które generowane będą celowo. </text:span></text:p>
      <text:p text:style-name="P76"/>
      <text:p text:style-name="P11">Kryterium akceptacji testów</text:p>
      <text:p text:style-name="P10"><text:span text:style-name="T9">Przejście wszystkich testów jednostkowych. </text:span>Wszystkie “<text:span text:style-name="T7">crash report”</text:span> zostały przesłane do Sentry, jeżeli użytkownik nie zażądał inaczej. <text:span text:style-name="T7">Raporty nie przesłane (czy to z woli użytkownika, czy z powodu braku połączenia z internetem) znajdują się w przewidzianym na to miejscu.</text:span></text:p>
      <text:p text:style-name="P82"/>
      <text:p text:style-name="P8">Scenariusze testowe:</text:p>
      <text:p text:style-name="P8"/>
      <text:p text:style-name="P5"><text:span text:style-name="T35">3.</text:span>1 Po wystąpieniu błędu użytkownik anuluje wysyłanie</text:p>
      <text:p text:style-name="P5"><text:span text:style-name="T35">3.</text:span>2 Po wystąpieniu błędu użytkownik wysyła raport <text:span text:style-name="T33">bez dodatkowych informacji</text:span></text:p>
      <text:p text:style-name="P6"><text:span text:style-name="T35">3.</text:span>3 Po wystąpieniu błędu użytkownik wysyła raport z mail-em</text:p>
      <text:p text:style-name="P6"><text:span text:style-name="T35">3.</text:span>4 Po wystąpieniu błędu użytkownik wysyła raport z mail-em i dodatkową informacją.</text:p>
      <text:p text:style-name="P5"/>
      <text:p text:style-name="P5"><text:span text:style-name="T35">3.5</text:span> Po wystąpieniu błędu użytko<text:span text:style-name="T33">w</text:span>nik wysyła raport (brak połączenia z internetem)</text:p>
      <text:p text:style-name="P6"><text:span text:style-name="T35">3.</text:span>6 Odzyskanie połączenia z internetem.</text:p>
      <text:p text:style-name="P6"/>
      <text:p text:style-name="P6"><text:span text:style-name="T35">3.</text:span>7 Po wystąpieniu błędu użytkownik wysyła raport (odmowa serwera Sentry)</text:p>
      <text:p text:style-name="P6"><text:span text:style-name="T35">3.</text:span>8 Uzyskanie zgody serwera.</text:p>
      <text:p text:style-name="P6"/>
      <text:p text:style-name="P6"><text:span text:style-name="T35">3.</text:span>9 Uzytkownik wielkokrotnie anuluje wysyłanie.</text:p>
      <text:p text:style-name="P6"><text:span text:style-name="T35">3.</text:span>10 Użytkownik wysyła raport z błędu, który wystąpił pod koniec realizacji długiego eksperymentu.</text:p>
      <text:p text:style-name="P6"/>
      <text:p text:style-name="P6"><text:span text:style-name="T35">3.</text:span>11 Test przeniesienia raportu do crash_reports_send_failed.</text:p>
      <text:p text:style-name="P6"/>
      <text:p text:style-name="P7">Po przeprowadzeniu każdego ze scenariuszy należy przejrzeć zawartość katalogów ./obci/crash_reports, ~/.obci/crash_reports_to_send, ~/.obci/crash_reports_send_failed. Porównać <text:s/><text:soft-page-break/>ją z oczekiwanym rezultatem. <text:span text:style-name="T33">Przed uruchomieniem kolejengo scenariusza należy usunąć zawartość folderu ~/.obci</text:span></text:p>
      <text:p text:style-name="P2"/>
      <text:p text:style-name="P93"><text:span text:style-name="T8">Pytania</text:span>:</text:p>
      <text:p text:style-name="P1"/>
      <text:p text:style-name="P1">Co dokładnie dziejej się z niezgłoszonymi raportami? Jak długo i jak często użytkownik ma anulować wysyłanie, żeby przestał być o nie pytany?</text:p>
      <text:p text:style-name="P1"/>
      <text:p text:style-name="P3">Uwagi:</text:p>
      <text:p text:style-name="P3"/>
      <text:p text:style-name="P3">Obecnie <text:span text:style-name="T18">aktywne</text:span> są dwa systemy logowania – stary tekstowy i nowy – bazodanowy. Przed rozpoczęciem testów najlepiej usunąć stary system logowania.</text:p>
      <text:p text:style-name="P4"/>
      <text:p text:style-name="P4">Prawdopodobnie, obecnie pliki są scalane i usuwane tylko po wystąpieniu błędu. Jeżeli tak, to do pliku ~/.obci/logs/logs.sqlite trafiają pliki tylko z tego folderu, w którym pojawił się błąd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7T09:52:01.282980728</meta:creation-date>
    <meta:generator>LibreOffice/4.2.8.2$Linux_X86_64 LibreOffice_project/420m0$Build-2</meta:generator>
    <meta:editing-duration>PT4H11M34S</meta:editing-duration>
    <meta:editing-cycles>19</meta:editing-cycles>
    <dc:date>2016-12-09T02:07:48.427061011</dc:date>
    <meta:document-statistic meta:table-count="0" meta:image-count="0" meta:object-count="0" meta:page-count="11" meta:paragraph-count="225" meta:word-count="2087" meta:character-count="15571" meta:non-whitespace-character-count="13689"/>
  </office:meta>
</office:document-meta>
</file>